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FF0000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3" style:parent-style-name="Standard" style:family="paragraph">
      <style:text-properties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 style:font-weight-complex="bold" fo:color="#000000"/>
    </style:style>
    <style:style style:name="P5" style:parent-style-name="Standard" style:family="paragraph">
      <style:text-properties fo:font-weight="bold" style:font-weight-asian="bold" style:font-weight-complex="bold" fo:color="#000000"/>
    </style:style>
    <style:style style:name="P6" style:parent-style-name="Standard" style:family="paragraph">
      <style:text-properties fo:font-weight="bold" style:font-weight-asian="bold" style:font-weight-complex="bold" fo:color="#000000"/>
    </style:style>
    <style:style style:name="P7" style:parent-style-name="Standard" style:family="paragraph">
      <style:text-properties fo:font-weight="bold" style:font-weight-asian="bold" style:font-weight-complex="bold" fo:color="#000000"/>
    </style:style>
    <style:style style:name="P8" style:parent-style-name="Standard" style:family="paragraph">
      <style:text-properties fo:font-weight="bold" style:font-weight-asian="bold" style:font-weight-complex="bold" fo:color="#000000"/>
    </style:style>
    <style:style style:name="P9" style:parent-style-name="Standard" style:family="paragraph">
      <style:text-properties fo:font-weight="bold" style:font-weight-asian="bold" style:font-weight-complex="bold" fo:color="#000000"/>
    </style:style>
    <style:style style:name="P10" style:parent-style-name="Standard" style:family="paragraph">
      <style:text-properties fo:font-weight="bold" style:font-weight-asian="bold" style:font-weight-complex="bold" fo:color="#000000"/>
    </style:style>
    <style:style style:name="P11" style:parent-style-name="Standard" style:family="paragraph">
      <style:text-properties fo:font-weight="bold" style:font-weight-asian="bold" style:font-weight-complex="bold" fo:color="#000000"/>
    </style:style>
    <style:style style:name="P12" style:parent-style-name="Standard" style:family="paragraph">
      <style:text-properties fo:font-weight="bold" style:font-weight-asian="bold" style:font-weight-complex="bold" fo:color="#000000"/>
    </style:style>
    <style:style style:name="P13" style:parent-style-name="Standard" style:family="paragraph">
      <style:text-properties fo:font-weight="bold" style:font-weight-asian="bold" style:font-weight-complex="bold" fo:color="#000000"/>
    </style:style>
    <style:style style:name="P14" style:parent-style-name="Standard" style:family="paragraph">
      <style:text-properties fo:font-weight="bold" style:font-weight-asian="bold" style:font-weight-complex="bold" fo:color="#000000"/>
    </style:style>
    <style:style style:name="P15" style:parent-style-name="Standard" style:family="paragraph">
      <style:text-properties fo:font-weight="bold" style:font-weight-asian="bold" style:font-weight-complex="bold" fo:color="#000000"/>
    </style:style>
    <style:style style:name="P16" style:parent-style-name="Standard" style:family="paragraph">
      <style:text-properties fo:font-weight="bold" style:font-weight-asian="bold" style:font-weight-complex="bold" fo:color="#000000"/>
    </style:style>
    <style:style style:name="P17" style:parent-style-name="Standard" style:family="paragraph">
      <style:text-properties fo:font-weight="bold" style:font-weight-asian="bold" style:font-weight-complex="bold" fo:color="#000000"/>
    </style:style>
    <style:style style:name="P18" style:parent-style-name="Standard" style:family="paragraph">
      <style:text-properties fo:font-weight="bold" style:font-weight-asian="bold" style:font-weight-complex="bold" fo:color="#000000"/>
    </style:style>
    <style:style style:name="P19" style:parent-style-name="Standard" style:family="paragraph">
      <style:text-properties fo:font-weight="bold" style:font-weight-asian="bold" style:font-weight-complex="bold" fo:color="#000000"/>
    </style:style>
    <style:style style:name="P20" style:parent-style-name="Standard" style:family="paragraph">
      <style:text-properties fo:font-weight="bold" style:font-weight-asian="bold" style:font-weight-complex="bold" fo:color="#000000"/>
    </style:style>
    <style:style style:name="P21" style:parent-style-name="Standard" style:family="paragraph">
      <style:text-properties fo:font-weight="bold" style:font-weight-asian="bold" style:font-weight-complex="bold" fo:color="#000000"/>
    </style:style>
    <style:style style:name="P22" style:parent-style-name="Standard" style:family="paragraph">
      <style:text-properties fo:font-weight="bold" style:font-weight-asian="bold" style:font-weight-complex="bold" fo:color="#000000"/>
    </style:style>
    <style:style style:name="P23" style:parent-style-name="Standard" style:family="paragraph">
      <style:text-properties fo:font-weight="bold" style:font-weight-asian="bold" style:font-weight-complex="bold" fo:color="#000000"/>
    </style:style>
    <style:style style:name="P24" style:parent-style-name="Standard" style:family="paragraph">
      <style:text-properties fo:font-weight="bold" style:font-weight-asian="bold" style:font-weight-complex="bold" fo:color="#000000"/>
    </style:style>
    <style:style style:name="P25" style:parent-style-name="Standard" style:family="paragraph">
      <style:text-properties fo:font-weight="bold" style:font-weight-asian="bold" style:font-weight-complex="bold" fo:color="#000000"/>
    </style:style>
    <style:style style:name="P26" style:parent-style-name="Standard" style:family="paragraph">
      <style:text-properties fo:font-weight="bold" style:font-weight-asian="bold" style:font-weight-complex="bold" fo:color="#000000"/>
    </style:style>
    <style:style style:name="P27" style:parent-style-name="Standard" style:family="paragraph">
      <style:text-properties fo:font-weight="bold" style:font-weight-asian="bold" style:font-weight-complex="bold" fo:color="#000000"/>
    </style:style>
    <style:style style:name="P28" style:parent-style-name="Standard" style:family="paragraph">
      <style:text-properties fo:font-weight="bold" style:font-weight-asian="bold" style:font-weight-complex="bold" fo:color="#000000"/>
    </style:style>
    <style:style style:name="P29" style:parent-style-name="Standard" style:family="paragraph">
      <style:text-properties fo:font-weight="bold" style:font-weight-asian="bold" style:font-weight-complex="bold" fo:color="#000000"/>
    </style:style>
    <style:style style:name="P30" style:parent-style-name="Standard" style:family="paragraph">
      <style:text-properties fo:font-weight="bold" style:font-weight-asian="bold" style:font-weight-complex="bold" fo:color="#000000"/>
    </style:style>
    <style:style style:name="P31" style:parent-style-name="Standard" style:family="paragraph">
      <style:text-properties fo:font-weight="bold" style:font-weight-asian="bold" style:font-weight-complex="bold" fo:color="#000000"/>
    </style:style>
    <style:style style:name="P32" style:parent-style-name="Standard" style:family="paragraph">
      <style:text-properties fo:font-weight="bold" style:font-weight-asian="bold" style:font-weight-complex="bold" fo:color="#000000"/>
    </style:style>
    <style:style style:name="P33" style:parent-style-name="Standard" style:family="paragraph">
      <style:text-properties fo:font-weight="bold" style:font-weight-asian="bold" style:font-weight-complex="bold" fo:color="#000000"/>
    </style:style>
    <style:style style:name="P34" style:parent-style-name="Standard" style:family="paragraph">
      <style:text-properties fo:font-weight="bold" style:font-weight-asian="bold" style:font-weight-complex="bold" fo:color="#000000"/>
    </style:style>
    <style:style style:name="P35" style:parent-style-name="Standard" style:family="paragraph">
      <style:text-properties fo:font-weight="bold" style:font-weight-asian="bold" style:font-weight-complex="bold" fo:color="#000000"/>
    </style:style>
    <style:style style:name="P36" style:parent-style-name="Standard" style:family="paragraph">
      <style:text-properties fo:font-weight="bold" style:font-weight-asian="bold" style:font-weight-complex="bold" fo:color="#000000"/>
    </style:style>
    <style:style style:name="P37" style:parent-style-name="Standard" style:family="paragraph">
      <style:text-properties fo:font-weight="bold" style:font-weight-asian="bold" style:font-weight-complex="bold" fo:color="#000000"/>
    </style:style>
    <style:style style:name="P38" style:parent-style-name="Standard" style:family="paragraph">
      <style:text-properties fo:font-weight="bold" style:font-weight-asian="bold" style:font-weight-complex="bold" fo:color="#000000"/>
    </style:style>
    <style:style style:name="P39" style:parent-style-name="Standard" style:family="paragraph">
      <style:text-properties fo:font-weight="bold" style:font-weight-asian="bold" style:font-weight-complex="bold" fo:color="#000000"/>
    </style:style>
    <style:style style:name="P40" style:parent-style-name="Standard" style:family="paragraph">
      <style:text-properties fo:font-weight="bold" style:font-weight-asian="bold" style:font-weight-complex="bold" fo:color="#000000"/>
    </style:style>
    <style:style style:name="P41" style:parent-style-name="Standard" style:family="paragraph">
      <style:text-properties fo:font-weight="bold" style:font-weight-asian="bold" style:font-weight-complex="bold" fo:color="#000000"/>
    </style:style>
    <style:style style:name="P42" style:parent-style-name="Standard" style:family="paragraph">
      <style:text-properties fo:font-weight="bold" style:font-weight-asian="bold" style:font-weight-complex="bold" fo:color="#000000"/>
    </style:style>
    <style:style style:name="P43" style:parent-style-name="Standard" style:family="paragraph">
      <style:text-properties fo:font-weight="bold" style:font-weight-asian="bold" style:font-weight-complex="bold" fo:color="#000000"/>
    </style:style>
    <style:style style:name="P44" style:parent-style-name="Standard" style:family="paragraph">
      <style:text-properties fo:font-weight="bold" style:font-weight-asian="bold" style:font-weight-complex="bold" fo:color="#000000"/>
    </style:style>
    <style:style style:name="P45" style:parent-style-name="Standard" style:family="paragraph">
      <style:text-properties fo:font-weight="bold" style:font-weight-asian="bold" style:font-weight-complex="bold" fo:color="#000000"/>
    </style:style>
    <style:style style:name="P46" style:parent-style-name="Standard" style:family="paragraph">
      <style:text-properties fo:font-weight="bold" style:font-weight-asian="bold" style:font-weight-complex="bold" fo:color="#000000"/>
    </style:style>
    <style:style style:name="P47" style:parent-style-name="Standard" style:family="paragraph">
      <style:text-properties fo:font-weight="bold" style:font-weight-asian="bold" style:font-weight-complex="bold" fo:color="#000000"/>
    </style:style>
    <style:style style:name="P48" style:parent-style-name="Standard" style:family="paragraph">
      <style:text-properties fo:font-weight="bold" style:font-weight-asian="bold" style:font-weight-complex="bold" fo:color="#000000"/>
    </style:style>
    <style:style style:name="P49" style:parent-style-name="Standard" style:family="paragraph">
      <style:text-properties fo:font-weight="bold" style:font-weight-asian="bold" style:font-weight-complex="bold" fo:color="#000000"/>
    </style:style>
    <style:style style:name="P50" style:parent-style-name="Standard" style:family="paragraph">
      <style:text-properties fo:font-weight="bold" style:font-weight-asian="bold" style:font-weight-complex="bold" fo:color="#000000"/>
    </style:style>
    <style:style style:name="P51" style:parent-style-name="Standard" style:family="paragraph">
      <style:text-properties fo:font-weight="bold" style:font-weight-asian="bold" style:font-weight-complex="bold" fo:color="#000000"/>
    </style:style>
    <style:style style:name="P52" style:parent-style-name="Standard" style:family="paragraph">
      <style:text-properties fo:font-weight="bold" style:font-weight-asian="bold" style:font-weight-complex="bold" fo:color="#000000"/>
    </style:style>
    <style:style style:name="P53" style:parent-style-name="Standard" style:family="paragraph">
      <style:text-properties fo:font-weight="bold" style:font-weight-asian="bold" style:font-weight-complex="bold" fo:color="#000000"/>
    </style:style>
    <style:style style:name="P54" style:parent-style-name="Standard" style:family="paragraph">
      <style:text-properties fo:font-weight="bold" style:font-weight-asian="bold" style:font-weight-complex="bold" fo:color="#000000"/>
    </style:style>
    <style:style style:name="P55" style:parent-style-name="Standard" style:family="paragraph">
      <style:text-properties fo:font-weight="bold" style:font-weight-asian="bold" style:font-weight-complex="bold" fo:color="#000000"/>
    </style:style>
    <style:style style:name="P56" style:parent-style-name="Standard" style:family="paragraph">
      <style:text-properties fo:font-weight="bold" style:font-weight-asian="bold" style:font-weight-complex="bold" fo:color="#000000"/>
    </style:style>
    <style:style style:name="P57" style:parent-style-name="Standard" style:family="paragraph">
      <style:text-properties fo:font-weight="bold" style:font-weight-asian="bold" style:font-weight-complex="bold" fo:color="#000000"/>
    </style:style>
    <style:style style:name="P58" style:parent-style-name="Standard" style:family="paragraph">
      <style:text-properties fo:font-weight="bold" style:font-weight-asian="bold" style:font-weight-complex="bold" fo:color="#000000"/>
    </style:style>
    <style:style style:name="P59" style:parent-style-name="Standard" style:family="paragraph">
      <style:text-properties fo:font-weight="bold" style:font-weight-asian="bold" style:font-weight-complex="bold" fo:color="#000000"/>
    </style:style>
    <style:style style:name="P60" style:parent-style-name="Standard" style:family="paragraph">
      <style:text-properties fo:font-weight="bold" style:font-weight-asian="bold" style:font-weight-complex="bold" fo:color="#000000"/>
    </style:style>
    <style:style style:name="P61" style:parent-style-name="Standard" style:family="paragraph">
      <style:text-properties fo:font-weight="bold" style:font-weight-asian="bold" style:font-weight-complex="bold" fo:color="#000000"/>
    </style:style>
    <style:style style:name="P62" style:parent-style-name="Standard" style:family="paragraph">
      <style:text-properties fo:font-weight="bold" style:font-weight-asian="bold" style:font-weight-complex="bold" fo:color="#000000"/>
    </style:style>
    <style:style style:name="P63" style:parent-style-name="Standard" style:family="paragraph">
      <style:text-properties fo:font-weight="bold" style:font-weight-asian="bold" style:font-weight-complex="bold" fo:color="#000000"/>
    </style:style>
    <style:style style:name="P64" style:parent-style-name="Standard" style:family="paragraph">
      <style:text-properties fo:font-weight="bold" style:font-weight-asian="bold" style:font-weight-complex="bold" fo:color="#000000"/>
    </style:style>
    <style:style style:name="P65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66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67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68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69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70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71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72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73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74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75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76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77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78" style:parent-style-name="Standard" style:family="paragraph">
      <style:text-properties fo:font-weight="bold" style:font-weight-asian="bold" style:font-weight-complex="bold" fo:color="#000000"/>
    </style:style>
    <style:style style:name="P79" style:parent-style-name="Standard" style:family="paragraph">
      <style:text-properties fo:font-weight="bold" style:font-weight-asian="bold" style:font-weight-complex="bold" fo:color="#000000"/>
    </style:style>
    <style:style style:name="P80" style:parent-style-name="Standard" style:family="paragraph">
      <style:text-properties fo:font-weight="bold" style:font-weight-asian="bold" style:font-weight-complex="bold" fo:color="#000000"/>
    </style:style>
    <style:style style:name="P81" style:parent-style-name="Standard" style:family="paragraph">
      <style:text-properties fo:font-weight="bold" style:font-weight-asian="bold" style:font-weight-complex="bold" fo:color="#000000"/>
    </style:style>
    <style:style style:name="P82" style:parent-style-name="Standard" style:family="paragraph">
      <style:text-properties fo:font-weight="bold" style:font-weight-asian="bold" style:font-weight-complex="bold" fo:color="#000000"/>
    </style:style>
    <style:style style:name="P83" style:parent-style-name="Standard" style:family="paragraph">
      <style:text-properties fo:font-weight="bold" style:font-weight-asian="bold" style:font-weight-complex="bold" fo:color="#000000"/>
    </style:style>
    <style:style style:name="T84" style:parent-style-name="Policepardéfaut" style:family="text">
      <style:text-properties fo:font-weight="bold" style:font-weight-asian="bold" style:font-weight-complex="bold" fo:color="#000000"/>
    </style:style>
    <style:style style:name="T85" style:parent-style-name="Policepardéfaut" style:family="text">
      <style:text-properties fo:font-weight="bold" style:font-weight-asian="bold" style:font-weight-complex="bold" fo:color="#000000" fo:language="en" fo:country="US"/>
    </style:style>
    <style:style style:name="P86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87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88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89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90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91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92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93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94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95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96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97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98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99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00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01" style:parent-style-name="Standard" style:family="paragraph">
      <style:paragraph-properties fo:text-indent="0.4923in"/>
      <style:text-properties fo:font-weight="bold" style:font-weight-asian="bold" style:font-weight-complex="bold" fo:color="#000000" fo:language="en" fo:country="US"/>
    </style:style>
    <style:style style:name="P102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03" style:parent-style-name="Standard" style:family="paragraph">
      <style:text-properties fo:font-weight="bold" style:font-weight-asian="bold" style:font-weight-complex="bold" fo:color="#000000"/>
    </style:style>
    <style:style style:name="P104" style:parent-style-name="Standard" style:family="paragraph">
      <style:text-properties fo:font-weight="bold" style:font-weight-asian="bold" style:font-weight-complex="bold" fo:color="#000000"/>
    </style:style>
    <style:style style:name="P105" style:parent-style-name="Standard" style:family="paragraph">
      <style:text-properties fo:font-weight="bold" style:font-weight-asian="bold" style:font-weight-complex="bold" fo:color="#000000"/>
    </style:style>
    <style:style style:name="P106" style:parent-style-name="Standard" style:family="paragraph">
      <style:text-properties fo:font-weight="bold" style:font-weight-asian="bold" style:font-weight-complex="bold" fo:color="#000000"/>
    </style:style>
    <style:style style:name="P107" style:parent-style-name="Standard" style:family="paragraph">
      <style:text-properties fo:font-weight="bold" style:font-weight-asian="bold" style:font-weight-complex="bold" fo:color="#000000"/>
    </style:style>
    <style:style style:name="P108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09" style:parent-style-name="Standard" style:family="paragraph">
      <style:text-properties fo:font-weight="bold" style:font-weight-asian="bold" style:font-weight-complex="bold" fo:color="#000000"/>
    </style:style>
    <style:style style:name="P110" style:parent-style-name="Standard" style:family="paragraph">
      <style:text-properties fo:font-weight="bold" style:font-weight-asian="bold" style:font-weight-complex="bold" fo:color="#000000"/>
    </style:style>
    <style:style style:name="P111" style:parent-style-name="Standard" style:family="paragraph">
      <style:text-properties fo:font-weight="bold" style:font-weight-asian="bold" style:font-weight-complex="bold" fo:color="#000000"/>
    </style:style>
    <style:style style:name="P112" style:parent-style-name="Standard" style:family="paragraph">
      <style:text-properties fo:font-weight="bold" style:font-weight-asian="bold" style:font-weight-complex="bold" fo:color="#000000"/>
    </style:style>
    <style:style style:name="P113" style:parent-style-name="Standard" style:family="paragraph">
      <style:text-properties fo:font-weight="bold" style:font-weight-asian="bold" style:font-weight-complex="bold" fo:color="#000000"/>
    </style:style>
    <style:style style:name="T114" style:parent-style-name="Policepardéfaut" style:family="text">
      <style:text-properties fo:font-weight="bold" style:font-weight-asian="bold" style:font-weight-complex="bold" fo:color="#000000"/>
    </style:style>
    <style:style style:name="T115" style:parent-style-name="Policepardéfaut" style:family="text">
      <style:text-properties fo:font-weight="bold" style:font-weight-asian="bold" style:font-weight-complex="bold" fo:color="#000000" fo:language="en" fo:country="US"/>
    </style:style>
    <style:style style:name="P116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17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18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19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20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21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22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23" style:parent-style-name="Standard" style:family="paragraph">
      <style:text-properties fo:font-weight="bold" style:font-weight-asian="bold" style:font-weight-complex="bold" fo:color="#000000"/>
    </style:style>
    <style:style style:name="P124" style:parent-style-name="Standard" style:family="paragraph">
      <style:text-properties fo:font-weight="bold" style:font-weight-asian="bold" style:font-weight-complex="bold" fo:color="#000000"/>
    </style:style>
    <style:style style:name="P125" style:parent-style-name="Standard" style:family="paragraph">
      <style:text-properties fo:font-weight="bold" style:font-weight-asian="bold" style:font-weight-complex="bold" fo:color="#000000"/>
    </style:style>
    <style:style style:name="P126" style:parent-style-name="Standard" style:family="paragraph">
      <style:text-properties fo:font-weight="bold" style:font-weight-asian="bold" style:font-weight-complex="bold" fo:color="#000000"/>
    </style:style>
    <style:style style:name="P127" style:parent-style-name="Standard" style:family="paragraph">
      <style:text-properties fo:font-weight="bold" style:font-weight-asian="bold" style:font-weight-complex="bold" fo:color="#000000"/>
    </style:style>
    <style:style style:name="P128" style:parent-style-name="Standard" style:family="paragraph">
      <style:text-properties fo:font-weight="bold" style:font-weight-asian="bold" style:font-weight-complex="bold" fo:color="#000000"/>
    </style:style>
    <style:style style:name="P129" style:parent-style-name="Standard" style:family="paragraph">
      <style:text-properties fo:font-weight="bold" style:font-weight-asian="bold" style:font-weight-complex="bold" fo:color="#000000"/>
    </style:style>
    <style:style style:name="P130" style:parent-style-name="Standard" style:family="paragraph">
      <style:text-properties fo:font-weight="bold" style:font-weight-asian="bold" style:font-weight-complex="bold" fo:color="#000000"/>
    </style:style>
    <style:style style:name="P131" style:parent-style-name="Standard" style:family="paragraph">
      <style:text-properties fo:font-weight="bold" style:font-weight-asian="bold" style:font-weight-complex="bold" fo:color="#000000"/>
    </style:style>
    <style:style style:name="T132" style:parent-style-name="Policepardéfaut" style:family="text">
      <style:text-properties fo:font-weight="bold" style:font-weight-asian="bold" style:font-weight-complex="bold" fo:color="#000000"/>
    </style:style>
    <style:style style:name="T133" style:parent-style-name="Policepardéfaut" style:family="text">
      <style:text-properties fo:font-weight="bold" style:font-weight-asian="bold" style:font-weight-complex="bold" fo:color="#000000" fo:language="en" fo:country="US"/>
    </style:style>
    <style:style style:name="P134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35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36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37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38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39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40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41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42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43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44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45" style:parent-style-name="Standard" style:family="paragraph">
      <style:text-properties fo:font-weight="bold" style:font-weight-asian="bold" style:font-weight-complex="bold" fo:color="#000000"/>
    </style:style>
    <style:style style:name="P146" style:parent-style-name="Standard" style:family="paragraph">
      <style:text-properties fo:font-weight="bold" style:font-weight-asian="bold" style:font-weight-complex="bold" fo:color="#000000"/>
    </style:style>
    <style:style style:name="P147" style:parent-style-name="Standard" style:family="paragraph">
      <style:text-properties fo:font-weight="bold" style:font-weight-asian="bold" style:font-weight-complex="bold" fo:color="#000000"/>
    </style:style>
    <style:style style:name="P148" style:parent-style-name="Standard" style:family="paragraph">
      <style:text-properties fo:font-weight="bold" style:font-weight-asian="bold" style:font-weight-complex="bold" fo:color="#000000"/>
    </style:style>
    <style:style style:name="P149" style:parent-style-name="Standard" style:family="paragraph">
      <style:text-properties fo:font-weight="bold" style:font-weight-asian="bold" style:font-weight-complex="bold" fo:color="#000000"/>
    </style:style>
    <style:style style:name="P150" style:parent-style-name="Standard" style:family="paragraph">
      <style:text-properties fo:font-weight="bold" style:font-weight-asian="bold" style:font-weight-complex="bold" fo:color="#000000"/>
    </style:style>
    <style:style style:name="P151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52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53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54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55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56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57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58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59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60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61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62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63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64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65" style:parent-style-name="Standard" style:family="paragraph">
      <style:text-properties fo:font-weight="bold" style:font-weight-asian="bold" style:font-weight-complex="bold" fo:color="#000000"/>
    </style:style>
    <style:style style:name="P166" style:parent-style-name="Standard" style:family="paragraph">
      <style:text-properties fo:font-weight="bold" style:font-weight-asian="bold" style:font-weight-complex="bold" fo:color="#000000"/>
    </style:style>
    <style:style style:name="P167" style:parent-style-name="Standard" style:family="paragraph">
      <style:text-properties fo:font-weight="bold" style:font-weight-asian="bold" style:font-weight-complex="bold" fo:color="#000000"/>
    </style:style>
    <style:style style:name="P168" style:parent-style-name="Standard" style:family="paragraph">
      <style:text-properties fo:font-weight="bold" style:font-weight-asian="bold" style:font-weight-complex="bold" fo:color="#000000"/>
    </style:style>
    <style:style style:name="T169" style:parent-style-name="Policepardéfaut" style:family="text">
      <style:text-properties fo:font-weight="bold" style:font-weight-asian="bold" style:font-weight-complex="bold" fo:color="#000000"/>
    </style:style>
    <style:style style:name="T170" style:parent-style-name="Policepardéfaut" style:family="text">
      <style:text-properties fo:font-weight="bold" style:font-weight-asian="bold" style:font-weight-complex="bold" fo:color="#000000" fo:language="en" fo:country="US"/>
    </style:style>
    <style:style style:name="P171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72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73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74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75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T176" style:parent-style-name="Policepardéfaut" style:family="text">
      <style:text-properties fo:font-weight="bold" style:font-weight-asian="bold" style:font-weight-complex="bold" fo:color="#000000" fo:language="en" fo:country="US"/>
    </style:style>
    <style:style style:name="T177" style:parent-style-name="Policepardéfaut" style:family="text">
      <style:text-properties fo:font-weight="bold" style:font-weight-asian="bold" style:font-weight-complex="bold" fo:color="#000000"/>
    </style:style>
    <style:style style:name="P178" style:parent-style-name="Standard" style:family="paragraph">
      <style:text-properties fo:font-weight="bold" style:font-weight-asian="bold" style:font-weight-complex="bold" fo:color="#000000"/>
    </style:style>
    <style:style style:name="P179" style:parent-style-name="Standard" style:family="paragraph">
      <style:text-properties fo:font-weight="bold" style:font-weight-asian="bold" style:font-weight-complex="bold" fo:color="#000000"/>
    </style:style>
    <style:style style:name="P180" style:parent-style-name="Standard" style:family="paragraph">
      <style:text-properties fo:font-weight="bold" style:font-weight-asian="bold" style:font-weight-complex="bold" fo:color="#000000"/>
    </style:style>
    <style:style style:name="P181" style:parent-style-name="Standard" style:family="paragraph">
      <style:text-properties fo:font-weight="bold" style:font-weight-asian="bold" style:font-weight-complex="bold" fo:color="#000000"/>
    </style:style>
    <style:style style:name="P182" style:parent-style-name="Standard" style:family="paragraph">
      <style:text-properties fo:font-weight="bold" style:font-weight-asian="bold" style:font-weight-complex="bold" fo:color="#000000"/>
    </style:style>
    <style:style style:name="P183" style:parent-style-name="Standard" style:family="paragraph">
      <style:text-properties fo:font-weight="bold" style:font-weight-asian="bold" style:font-weight-complex="bold" fo:color="#000000"/>
    </style:style>
    <style:style style:name="P184" style:parent-style-name="Standard" style:family="paragraph">
      <style:text-properties fo:font-weight="bold" style:font-weight-asian="bold" style:font-weight-complex="bold" fo:color="#000000"/>
    </style:style>
    <style:style style:name="P185" style:parent-style-name="Standard" style:family="paragraph">
      <style:text-properties fo:font-weight="bold" style:font-weight-asian="bold" style:font-weight-complex="bold" fo:color="#000000"/>
    </style:style>
    <style:style style:name="P186" style:parent-style-name="Standard" style:family="paragraph">
      <style:text-properties fo:font-weight="bold" style:font-weight-asian="bold" style:font-weight-complex="bold" fo:color="#000000"/>
    </style:style>
    <style:style style:name="P187" style:parent-style-name="Standard" style:family="paragraph">
      <style:text-properties fo:font-weight="bold" style:font-weight-asian="bold" style:font-weight-complex="bold" fo:color="#000000"/>
    </style:style>
    <style:style style:name="P188" style:parent-style-name="Standard" style:family="paragraph">
      <style:text-properties fo:font-weight="bold" style:font-weight-asian="bold" style:font-weight-complex="bold" fo:color="#000000"/>
    </style:style>
    <style:style style:name="P189" style:parent-style-name="Standard" style:family="paragraph">
      <style:text-properties fo:font-weight="bold" style:font-weight-asian="bold" style:font-weight-complex="bold" fo:color="#000000"/>
    </style:style>
    <style:style style:name="P190" style:parent-style-name="Standard" style:family="paragraph">
      <style:text-properties fo:font-weight="bold" style:font-weight-asian="bold" style:font-weight-complex="bold" fo:color="#000000"/>
    </style:style>
    <style:style style:name="P191" style:parent-style-name="Standard" style:family="paragraph">
      <style:text-properties fo:font-weight="bold" style:font-weight-asian="bold" style:font-weight-complex="bold" fo:color="#000000"/>
    </style:style>
    <style:style style:name="P192" style:parent-style-name="Standard" style:family="paragraph">
      <style:text-properties fo:font-weight="bold" style:font-weight-asian="bold" style:font-weight-complex="bold" fo:color="#000000"/>
    </style:style>
    <style:style style:name="P193" style:parent-style-name="Standard" style:family="paragraph">
      <style:text-properties fo:font-weight="bold" style:font-weight-asian="bold" style:font-weight-complex="bold" fo:color="#000000"/>
    </style:style>
    <style:style style:name="P194" style:parent-style-name="Standard" style:family="paragraph">
      <style:text-properties fo:font-weight="bold" style:font-weight-asian="bold" style:font-weight-complex="bold" fo:color="#000000"/>
    </style:style>
    <style:style style:name="P195" style:parent-style-name="Standard" style:family="paragraph">
      <style:text-properties fo:font-weight="bold" style:font-weight-asian="bold" style:font-weight-complex="bold" fo:color="#000000"/>
    </style:style>
    <style:style style:name="P196" style:parent-style-name="Standard" style:family="paragraph">
      <style:text-properties fo:font-weight="bold" style:font-weight-asian="bold" style:font-weight-complex="bold" fo:color="#000000"/>
    </style:style>
    <style:style style:name="P197" style:parent-style-name="Standard" style:family="paragraph">
      <style:text-properties fo:font-weight="bold" style:font-weight-asian="bold" style:font-weight-complex="bold" fo:color="#000000"/>
    </style:style>
    <style:style style:name="P198" style:parent-style-name="Standard" style:family="paragraph">
      <style:text-properties fo:font-weight="bold" style:font-weight-asian="bold" style:font-weight-complex="bold" fo:color="#000000"/>
    </style:style>
    <style:style style:name="P199" style:parent-style-name="Standard" style:family="paragraph">
      <style:text-properties fo:font-weight="bold" style:font-weight-asian="bold" style:font-weight-complex="bold" fo:color="#000000"/>
    </style:style>
    <style:style style:name="P200" style:parent-style-name="Standard" style:family="paragraph">
      <style:text-properties fo:font-weight="bold" style:font-weight-asian="bold" style:font-weight-complex="bold" fo:color="#000000"/>
    </style:style>
    <style:style style:name="P201" style:parent-style-name="Standard" style:family="paragraph">
      <style:text-properties fo:font-weight="bold" style:font-weight-asian="bold" style:font-weight-complex="bold" fo:color="#000000"/>
    </style:style>
    <style:style style:name="P202" style:parent-style-name="Standard" style:family="paragraph">
      <style:text-properties fo:font-weight="bold" style:font-weight-asian="bold" style:font-weight-complex="bold" fo:color="#000000"/>
    </style:style>
    <style:style style:name="P203" style:parent-style-name="Standard" style:family="paragraph">
      <style:text-properties fo:font-weight="bold" style:font-weight-asian="bold" style:font-weight-complex="bold" fo:color="#000000"/>
    </style:style>
    <style:style style:name="P204" style:parent-style-name="Standard" style:family="paragraph">
      <style:text-properties fo:font-weight="bold" style:font-weight-asian="bold" style:font-weight-complex="bold" fo:color="#000000"/>
    </style:style>
    <style:style style:name="P205" style:parent-style-name="Standard" style:family="paragraph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206" style:parent-style-name="Standard" style:family="paragraph">
      <style:text-properties fo:font-weight="bold" style:font-weight-asian="bold" style:font-weight-complex="bold" fo:color="#000000"/>
    </style:style>
    <style:style style:name="P207" style:parent-style-name="Standard" style:family="paragraph">
      <style:text-properties fo:font-weight="bold" style:font-weight-asian="bold" style:font-weight-complex="bold" fo:color="#000000"/>
    </style:style>
    <style:style style:name="P208" style:parent-style-name="Standard" style:family="paragraph">
      <style:text-properties fo:font-weight="bold" style:font-weight-asian="bold" style:font-weight-complex="bold" fo:color="#000000"/>
    </style:style>
    <style:style style:name="P209" style:parent-style-name="Standard" style:family="paragraph">
      <style:text-properties fo:font-weight="bold" style:font-weight-asian="bold" style:font-weight-complex="bold" fo:color="#000000"/>
    </style:style>
    <style:style style:name="P210" style:parent-style-name="Standard" style:family="paragraph">
      <style:text-properties fo:font-weight="bold" style:font-weight-asian="bold" style:font-weight-complex="bold" fo:color="#000000"/>
    </style:style>
    <style:style style:name="P211" style:parent-style-name="Standard" style:family="paragraph">
      <style:text-properties fo:font-weight="bold" style:font-weight-asian="bold" style:font-weight-complex="bold" fo:color="#000000"/>
    </style:style>
    <style:style style:name="P212" style:parent-style-name="Standard" style:family="paragraph">
      <style:text-properties fo:font-weight="bold" style:font-weight-asian="bold" style:font-weight-complex="bold" fo:color="#000000"/>
    </style:style>
    <style:style style:name="P213" style:parent-style-name="Standard" style:family="paragraph">
      <style:text-properties fo:font-weight="bold" style:font-weight-asian="bold" style:font-weight-complex="bold" fo:color="#000000"/>
    </style:style>
    <style:style style:name="P214" style:parent-style-name="Standard" style:family="paragraph">
      <style:text-properties fo:font-weight="bold" style:font-weight-asian="bold" style:font-weight-complex="bold" fo:color="#000000"/>
    </style:style>
    <style:style style:name="P215" style:parent-style-name="Standard" style:family="paragraph">
      <style:text-properties fo:font-weight="bold" style:font-weight-asian="bold" style:font-weight-complex="bold" fo:color="#000000"/>
    </style:style>
    <style:style style:name="P216" style:parent-style-name="Standard" style:family="paragraph">
      <style:text-properties fo:font-weight="bold" style:font-weight-asian="bold" style:font-weight-complex="bold" fo:color="#000000"/>
    </style:style>
    <style:style style:name="P217" style:parent-style-name="Standard" style:family="paragraph">
      <style:text-properties fo:font-weight="bold" style:font-weight-asian="bold" style:font-weight-complex="bold" fo:color="#000000"/>
    </style:style>
    <style:style style:name="P218" style:parent-style-name="Standard" style:family="paragraph">
      <style:text-properties fo:font-weight="bold" style:font-weight-asian="bold" style:font-weight-complex="bold" fo:color="#000000"/>
    </style:style>
    <style:style style:name="P219" style:parent-style-name="Standard" style:family="paragraph">
      <style:text-properties fo:font-weight="bold" style:font-weight-asian="bold" style:font-weight-complex="bold" fo:color="#000000"/>
    </style:style>
    <style:style style:name="P220" style:parent-style-name="Standard" style:family="paragraph">
      <style:text-properties fo:font-weight="bold" style:font-weight-asian="bold" style:font-weight-complex="bold" fo:color="#000000"/>
    </style:style>
    <style:style style:name="P221" style:parent-style-name="Standard" style:family="paragraph">
      <style:text-properties fo:font-weight="bold" style:font-weight-asian="bold" style:font-weight-complex="bold" fo:color="#000000"/>
    </style:style>
    <style:style style:name="P222" style:parent-style-name="Standard" style:family="paragraph">
      <style:text-properties fo:font-weight="bold" style:font-weight-asian="bold" style:font-weight-complex="bold" fo:color="#000000"/>
    </style:style>
    <style:style style:name="P223" style:parent-style-name="Standard" style:family="paragraph">
      <style:text-properties fo:font-weight="bold" style:font-weight-asian="bold" style:font-weight-complex="bold" fo:color="#000000"/>
    </style:style>
    <style:style style:name="P224" style:parent-style-name="Standard" style:family="paragraph">
      <style:text-properties fo:font-weight="bold" style:font-weight-asian="bold" style:font-weight-complex="bold" fo:color="#000000"/>
    </style:style>
    <style:style style:name="P225" style:parent-style-name="Standard" style:family="paragraph">
      <style:text-properties fo:font-weight="bold" style:font-weight-asian="bold" style:font-weight-complex="bold" fo:color="#000000"/>
    </style:style>
    <style:style style:name="P226" style:parent-style-name="Standard" style:family="paragraph">
      <style:text-properties fo:font-weight="bold" style:font-weight-asian="bold" style:font-weight-complex="bold" fo:color="#000000"/>
    </style:style>
    <style:style style:name="P227" style:parent-style-name="Standard" style:family="paragraph">
      <style:text-properties fo:font-weight="bold" style:font-weight-asian="bold" style:font-weight-complex="bold" fo:color="#000000"/>
    </style:style>
    <style:style style:name="P228" style:parent-style-name="Standard" style:family="paragraph">
      <style:text-properties fo:font-weight="bold" style:font-weight-asian="bold" style:font-weight-complex="bold" fo:color="#000000"/>
    </style:style>
    <style:style style:name="P229" style:parent-style-name="Standard" style:family="paragraph">
      <style:text-properties fo:font-weight="bold" style:font-weight-asian="bold" style:font-weight-complex="bold" fo:color="#000000"/>
    </style:style>
    <style:style style:name="P230" style:parent-style-name="Standard" style:family="paragraph">
      <style:text-properties fo:font-weight="bold" style:font-weight-asian="bold" style:font-weight-complex="bold" fo:color="#000000"/>
    </style:style>
    <style:style style:name="P231" style:parent-style-name="Standard" style:family="paragraph">
      <style:text-properties fo:font-weight="bold" style:font-weight-asian="bold" style:font-weight-complex="bold" fo:color="#000000"/>
    </style:style>
    <style:style style:name="P232" style:parent-style-name="Standard" style:family="paragraph">
      <style:text-properties fo:font-weight="bold" style:font-weight-asian="bold" style:font-weight-complex="bold" fo:color="#000000"/>
    </style:style>
    <style:style style:name="P233" style:parent-style-name="Standard" style:family="paragraph">
      <style:text-properties fo:font-weight="bold" style:font-weight-asian="bold" style:font-weight-complex="bold" fo:color="#000000"/>
    </style:style>
    <style:style style:name="P234" style:parent-style-name="Standard" style:family="paragraph">
      <style:text-properties fo:font-weight="bold" style:font-weight-asian="bold" style:font-weight-complex="bold" fo:color="#000000"/>
    </style:style>
    <style:style style:name="P235" style:parent-style-name="Standard" style:family="paragraph">
      <style:text-properties fo:font-weight="bold" style:font-weight-asian="bold" style:font-weight-complex="bold" fo:color="#000000"/>
    </style:style>
    <style:style style:name="P236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237" style:parent-style-name="Standard" style:family="paragraph">
      <style:text-properties fo:font-weight="bold" style:font-weight-asian="bold" style:font-weight-complex="bold" fo:color="#000000"/>
    </style:style>
    <style:style style:name="P238" style:parent-style-name="Standard" style:family="paragraph">
      <style:text-properties fo:font-weight="bold" style:font-weight-asian="bold" style:font-weight-complex="bold" fo:color="#000000"/>
    </style:style>
    <style:style style:name="P239" style:parent-style-name="Standard" style:family="paragraph">
      <style:text-properties fo:font-weight="bold" style:font-weight-asian="bold" style:font-weight-complex="bold" fo:color="#000000"/>
    </style:style>
    <style:style style:name="P240" style:parent-style-name="Standard" style:family="paragraph">
      <style:text-properties fo:font-weight="bold" style:font-weight-asian="bold" style:font-weight-complex="bold" fo:color="#000000"/>
    </style:style>
    <style:style style:name="P241" style:parent-style-name="Standard" style:family="paragraph">
      <style:text-properties fo:font-weight="bold" style:font-weight-asian="bold" style:font-weight-complex="bold" fo:color="#000000"/>
    </style:style>
    <style:style style:name="P242" style:parent-style-name="Standard" style:family="paragraph">
      <style:text-properties fo:font-weight="bold" style:font-weight-asian="bold" style:font-weight-complex="bold" fo:color="#000000"/>
    </style:style>
    <style:style style:name="P243" style:parent-style-name="Standard" style:family="paragraph">
      <style:text-properties fo:font-weight="bold" style:font-weight-asian="bold" style:font-weight-complex="bold" fo:color="#000000"/>
    </style:style>
    <style:style style:name="P244" style:parent-style-name="Standard" style:family="paragraph">
      <style:text-properties fo:font-weight="bold" style:font-weight-asian="bold" style:font-weight-complex="bold" fo:color="#000000"/>
    </style:style>
    <style:style style:name="P245" style:parent-style-name="Standard" style:family="paragraph">
      <style:text-properties fo:font-weight="bold" style:font-weight-asian="bold" style:font-weight-complex="bold" fo:color="#000000"/>
    </style:style>
    <style:style style:name="P246" style:parent-style-name="Standard" style:family="paragraph">
      <style:text-properties fo:font-weight="bold" style:font-weight-asian="bold" style:font-weight-complex="bold" fo:color="#000000"/>
    </style:style>
    <style:style style:name="P247" style:parent-style-name="Standard" style:family="paragraph">
      <style:text-properties fo:font-weight="bold" style:font-weight-asian="bold" style:font-weight-complex="bold" fo:color="#000000"/>
    </style:style>
    <style:style style:name="P248" style:parent-style-name="Standard" style:family="paragraph">
      <style:text-properties fo:font-weight="bold" style:font-weight-asian="bold" style:font-weight-complex="bold" fo:color="#000000"/>
    </style:style>
    <style:style style:name="P249" style:parent-style-name="Standard" style:family="paragraph">
      <style:text-properties fo:font-weight="bold" style:font-weight-asian="bold" style:font-weight-complex="bold" fo:color="#000000"/>
    </style:style>
    <style:style style:name="P250" style:parent-style-name="Standard" style:family="paragraph">
      <style:text-properties fo:font-weight="bold" style:font-weight-asian="bold" style:font-weight-complex="bold" fo:color="#000000"/>
    </style:style>
    <style:style style:name="P251" style:parent-style-name="Standard" style:family="paragraph">
      <style:text-properties fo:font-weight="bold" style:font-weight-asian="bold" style:font-weight-complex="bold" fo:color="#000000"/>
    </style:style>
    <style:style style:name="P252" style:parent-style-name="Standard" style:family="paragraph">
      <style:text-properties fo:font-weight="bold" style:font-weight-asian="bold" style:font-weight-complex="bold" fo:color="#000000"/>
    </style:style>
    <style:style style:name="P253" style:parent-style-name="Standard" style:family="paragraph">
      <style:text-properties fo:font-weight="bold" style:font-weight-asian="bold" style:font-weight-complex="bold" fo:color="#000000"/>
    </style:style>
    <style:style style:name="P254" style:parent-style-name="Standard" style:family="paragraph">
      <style:text-properties fo:font-weight="bold" style:font-weight-asian="bold" style:font-weight-complex="bold" fo:color="#000000"/>
    </style:style>
    <style:style style:name="P255" style:parent-style-name="Standard" style:family="paragraph">
      <style:text-properties fo:font-weight="bold" style:font-weight-asian="bold" style:font-weight-complex="bold" fo:color="#000000"/>
    </style:style>
    <style:style style:name="P256" style:parent-style-name="Standard" style:family="paragraph">
      <style:text-properties fo:font-weight="bold" style:font-weight-asian="bold" style:font-weight-complex="bold" fo:color="#000000"/>
    </style:style>
    <style:style style:name="P257" style:parent-style-name="Standard" style:family="paragraph">
      <style:text-properties fo:font-weight="bold" style:font-weight-asian="bold" style:font-weight-complex="bold" fo:color="#000000"/>
    </style:style>
    <style:style style:name="P258" style:parent-style-name="Standard" style:family="paragraph">
      <style:text-properties fo:font-weight="bold" style:font-weight-asian="bold" style:font-weight-complex="bold" fo:color="#000000"/>
    </style:style>
    <style:style style:name="P259" style:parent-style-name="Standard" style:family="paragraph">
      <style:text-properties fo:font-weight="bold" style:font-weight-asian="bold" style:font-weight-complex="bold" fo:color="#000000"/>
    </style:style>
    <style:style style:name="P260" style:parent-style-name="Standard" style:family="paragraph">
      <style:text-properties fo:font-weight="bold" style:font-weight-asian="bold" style:font-weight-complex="bold" fo:color="#000000"/>
    </style:style>
    <style:style style:name="P261" style:parent-style-name="Standard" style:family="paragraph">
      <style:text-properties fo:font-weight="bold" style:font-weight-asian="bold" style:font-weight-complex="bold" fo:color="#000000"/>
    </style:style>
    <style:style style:name="P262" style:parent-style-name="Standard" style:family="paragraph">
      <style:text-properties fo:font-weight="bold" style:font-weight-asian="bold" style:font-weight-complex="bold" fo:color="#000000"/>
    </style:style>
    <style:style style:name="P263" style:parent-style-name="Standard" style:family="paragraph">
      <style:text-properties fo:font-weight="bold" style:font-weight-asian="bold" style:font-weight-complex="bold" fo:color="#000000"/>
    </style:style>
  </office:automatic-styles>
  <office:body>
    <office:text text:use-soft-page-breaks="true">
      <text:p text:style-name="P1">Les graphes (2) : Algorithmes classiques</text:p>
      <text:p text:style-name="P2"/>
      <text:p text:style-name="P3">1)Fermeture transitive de Warshall</text:p>
      <text:p text:style-name="P4"/>
      <text:p text:style-name="P5">On veut calculer G+=(S,A+), la fermeture transitive de G. On procède par recurrence en introduisant<text:s/>progressivement les sommets numérotés x1,x2....xn</text:p>
      <text:p text:style-name="P6">On introduit une fonction boléenne exch(g,x,y,i)=vrai ssi il éxiste un chemin de x à y dont tout les sommets (autres que x et y) sont dans {x1..xn}.</text:p>
      <text:p text:style-name="P7">exch(g,x,y,0)=exs(g,x,y)</text:p>
      <text:p text:style-name="P8">exch(g,x,y,i)=exch(g,x,y,i-1) ou<text:s/>(exch(g,x,xi,i-1) ET exch(g,xi,y,i-1))</text:p>
      <text:p text:style-name="P9"/>
      <text:p text:style-name="P10">La version itérative : wikipedia.</text:p>
      <text:p text:style-name="P11">Compléxité : O(n^3) avec matrice d'adjacence.</text:p>
      <text:p text:style-name="P12"/>
      <text:p text:style-name="P13">2)Parcours de graphe en profondeur</text:p>
      <text:p text:style-name="P14"/>
      <text:p text:style-name="P15">On part d'un sommet x donné et et on veut appliquer une procedure pr() pour chaque sommet z accessible depuis x. Ici on cherche à ranger z dans une liste :</text:p>
      <text:p text:style-name="P16">-lors de sa première visite (préfixe)</text:p>
      <text:p text:style-name="P17">-après que tous ses successeurs aient été visités(suffixe)</text:p>
      <text:p text:style-name="P18"/>
      <text:p text:style-name="P19">parprof : Graphe S → Liste</text:p>
      <text:p text:style-name="P20">pré parcprof(g,x)=exs(g,x)</text:p>
      <text:p text:style-name="P21"/>
      <text:p text:style-name="P22">a)Version récursive</text:p>
      <text:p text:style-name="P23">e : ensemble de sommet, l<text:s/>liste de sommet</text:p>
      <text:p text:style-name="P24">d(e,z) : supprime le sommet z de e</text:p>
      <text:p text:style-name="P25">A(g,z) : ensemble des successeurs de z</text:p>
      <text:p text:style-name="P26"/>
      <text:p text:style-name="P27">parcprof(g,x)=parcprofe(g,A(g,x),adjq(^,x))</text:p>
      <text:p text:style-name="P28"/>
      <text:p text:style-name="P29">parcprofe(g,e,l)=si v(e) alors l</text:p>
      <text:p text:style-name="P30"><text:tab/>sinon parcprofe(g,d(e,z),l1)</text:p>
      <text:p text:style-name="P31"><text:tab/>avec z=choix(e)</text:p>
      <text:p text:style-name="P32"><text:tab/><text:tab/>l1=si app(l,z) alors l</text:p>
      <text:p text:style-name="P33"><text:tab/><text:tab/>sinon<text:s/>parcprofe(g,A(g,z),adjq(l,z)) fsi</text:p>
      <text:p text:style-name="P34"><text:tab/>fsi</text:p>
      <text:p text:style-name="P35"/>
      <text:p text:style-name="P36">Version mixte :</text:p>
      <text:p text:style-name="P37">parcprofe(g,e,l)=l1</text:p>
      <text:p text:style-name="P38">avec l1=init l</text:p>
      <text:p text:style-name="P39">pour tout z€e</text:p>
      <text:p text:style-name="P40">rep si app(l1,z) alors l1 frep</text:p>
      <text:p text:style-name="P41">sinon parcprofe(g,A(g,z),adjq(l1,z)) fsi</text:p>
      <text:p text:style-name="P42"/>
      <text:p text:style-name="P43">parcprofe(g,e,l)=<text:tab/>si v(e) alors l</text:p>
      <text:p text:style-name="P44"><text:tab/><text:tab/><text:tab/>sinon parcprofe(g,d(e,x),l1)</text:p>
      <text:p text:style-name="P45"><text:tab/><text:tab/><text:tab/><text:tab/>avec<text:s/>z=choix(e)</text:p>
      <text:p text:style-name="P46"><text:tab/><text:tab/><text:tab/><text:tab/>l1=<text:tab/>si app(l,z) alors l</text:p>
      <text:p text:style-name="P47"><text:tab/><text:tab/><text:tab/><text:tab/><text:tab/>sinon parprofe(g,A(g,x),adjq(l,x)) fsi</text:p>
      <text:p text:style-name="P48"><text:tab/><text:tab/><text:tab/>fsi</text:p>
      <text:soft-page-break/>
      <text:p text:style-name="P49">b)version itérative en utilisant une pile p d'ensembles</text:p>
      <text:p text:style-name="P50"/>
      <text:p text:style-name="P51">parcprof(g,x)=l</text:p>
      <text:p text:style-name="P52">avec (p,l)=init(empiler(pilenouv,A(g,x),adjq(^,x))</text:p>
      <text:p text:style-name="P53"><text:tab/>tant que (!vide(p))</text:p>
      <text:p text:style-name="P54"><text:tab/>rep soit e=sommet(p)<text:s/>dans</text:p>
      <text:p text:style-name="P55"><text:tab/>si v(e) alors (depiler(p),l)</text:p>
      <text:p text:style-name="P56"><text:tab/>sinon soit z=choix(e) dans</text:p>
      <text:p text:style-name="P57"><text:tab/><text:tab/>si app(l,z) alors (empiler(depiler(p),d(e,z)),l)</text:p>
      <text:p text:style-name="P58"><text:tab/><text:tab/>sinon (empiler(empiler(depiler(p),d(e,z)),A(g,z)),adjq(l,z))</text:p>
      <text:p text:style-name="P59"><text:tab/>fsi</text:p>
      <text:p text:style-name="P60">fsi</text:p>
      <text:p text:style-name="P61">fsi</text:p>
      <text:p text:style-name="P62"/>
      <text:p text:style-name="P63"/>
      <text:p text:style-name="P64">c)Implantation par matrice d'adjacence</text:p>
      <text:p text:style-name="P65">typedef Bool ** graphe ;</text:p>
      <text:p text:style-name="P66"/>
      <text:p text:style-name="P67">graphe grnouv(int n)</text:p>
      <text:p text:style-name="P68">{</text:p>
      <text:p text:style-name="P69"><text:tab/>int i=0,j=0;</text:p>
      <text:p text:style-name="P70"><text:tab/>graphe g=(graphe)malloc((n+1)*(sizeof(Bool*)) ;</text:p>
      <text:p text:style-name="P71"><text:tab/>for(i=0;i&lt;n;i++) g[i]=(Bool*)malloc(n*sizeof(Bool)) ;</text:p>
      <text:p text:style-name="P72"><text:tab/>for(i=0;i&lt;n;i++)</text:p>
      <text:p text:style-name="P73"><text:tab/>{</text:p>
      <text:p text:style-name="P74"><text:tab/><text:tab/>for(j=0;j&lt;n;j++) g[i][j]=0 ;</text:p>
      <text:p text:style-name="P75"><text:tab/>}</text:p>
      <text:p text:style-name="P76"><text:tab/>g[n]=NULL;</text:p>
      <text:p text:style-name="P77"><text:tab/>return g ;</text:p>
      <text:p text:style-name="P78">}</text:p>
      <text:p text:style-name="P79"><text:tab/><text:tab/></text:p>
      <text:p text:style-name="P80"/>
      <text:p text:style-name="P81">graphe adja(graphe g,int x,int<text:s/>y)</text:p>
      <text:p text:style-name="P82">{</text:p>
      <text:p text:style-name="P83"><text:tab/>g[x][y]=1 ;</text:p>
      <text:p text:style-name="Standard"><text:span text:style-name="T84"><text:tab/></text:span><text:span text:style-name="T85">return g ;</text:span></text:p>
      <text:p text:style-name="P86">}</text:p>
      <text:p text:style-name="P87"/>
      <text:p text:style-name="P88">int exa(graphe g,int x,int y)</text:p>
      <text:p text:style-name="P89">{</text:p>
      <text:p text:style-name="P90"><text:tab/>return (g[x][y]==1) ;</text:p>
      <text:p text:style-name="P91">}</text:p>
      <text:p text:style-name="P92">Graphe adjs(graphe g,int x,int n)</text:p>
      <text:p text:style-name="P93">{</text:p>
      <text:p text:style-name="P94"><text:tab/>g=realloc(g,n+2,sizeof(char*));</text:p>
      <text:p text:style-name="P95"><text:tab/>int i=0;</text:p>
      <text:p text:style-name="P96"><text:tab/>for(i=0;i&lt;n;i++) g[i]=malloc(g[i],n+1,sizeof(Bool)) ;</text:p>
      <text:p text:style-name="P97"><text:tab/>for(i=0;i&lt;n+1;i++)</text:p>
      <text:p text:style-name="P98"><text:tab/>{</text:p>
      <text:p text:style-name="P99"><text:tab/><text:tab/>G[n][i]=0;</text:p>
      <text:p text:style-name="P100"><text:tab/><text:tab/>G[i][n]=0;</text:p>
      <text:p text:style-name="P101">}</text:p>
      <text:soft-page-break/>
      <text:p text:style-name="P102">Return g;</text:p>
      <text:p text:style-name="P103">}</text:p>
      <text:p text:style-name="P104"/>
      <text:p text:style-name="P105">Plutôt que de représenter explicitement les ensembles, on définit des fonctions pour les parcourir.</text:p>
      <text:p text:style-name="P106">Un arc est un couple (ligne i,colonne j), et un ensemble de successeurs (à un temps t) est juste un arc.</text:p>
      <text:p text:style-name="P107"/>
      <text:p text:style-name="P108">Typedef struct { int i;int j;} Arc ; /*Arcs */</text:p>
      <text:p text:style-name="P109">typedef Arc Ens ; /* Ensemble de successeurs */</text:p>
      <text:p text:style-name="P110"/>
      <text:p text:style-name="P111">Ens ensnouv()</text:p>
      <text:p text:style-name="P112">{</text:p>
      <text:p text:style-name="P113"><text:tab/>Ens e={0,N} ;</text:p>
      <text:p text:style-name="Standard"><text:span text:style-name="T114"><text:tab/></text:span><text:span text:style-name="T115">return e ;</text:span></text:p>
      <text:p text:style-name="P116">}</text:p>
      <text:p text:style-name="P117">Bool vide(Ens e)</text:p>
      <text:p text:style-name="P118">{</text:p>
      <text:p text:style-name="P119"><text:tab/>return e.j==N ;</text:p>
      <text:p text:style-name="P120">}</text:p>
      <text:p text:style-name="P121"/>
      <text:p text:style-name="P122">int ch(Ens e)</text:p>
      <text:p text:style-name="P123">{</text:p>
      <text:p text:style-name="P124"><text:tab/>return e.j ;</text:p>
      <text:p text:style-name="P125">}</text:p>
      <text:p text:style-name="P126">Ens Succ(graphe g,Ens e)//successeur suivant</text:p>
      <text:p text:style-name="P127">{</text:p>
      <text:p text:style-name="P128"><text:tab/>if(e.j!=N)</text:p>
      <text:p text:style-name="P129"><text:tab/>{</text:p>
      <text:p text:style-name="P130"><text:tab/><text:tab/>e.j++ ;</text:p>
      <text:p text:style-name="P131"><text:tab/><text:tab/>while(e.j&lt;N &amp;&amp; g[e.i][e.j]!=1) e.j++ ;</text:p>
      <text:p text:style-name="Standard"><text:span text:style-name="T132"><text:tab/></text:span><text:span text:style-name="T133">}</text:span></text:p>
      <text:p text:style-name="P134"><text:tab/>return e ;</text:p>
      <text:p text:style-name="P135">}</text:p>
      <text:p text:style-name="P136"/>
      <text:p text:style-name="P137">int prem(graphe g,int x)</text:p>
      <text:p text:style-name="P138">{</text:p>
      <text:p text:style-name="P139"><text:tab/>int i=0 ;</text:p>
      <text:p text:style-name="P140"><text:tab/>while(i&lt;N &amp;&amp; g[x][i]!=1) i++ ;</text:p>
      <text:p text:style-name="P141"><text:tab/>return i ;</text:p>
      <text:p text:style-name="P142">}</text:p>
      <text:p text:style-name="P143"/>
      <text:p text:style-name="P144">Ens esuc(graphe g,int x)</text:p>
      <text:p text:style-name="P145">{</text:p>
      <text:p text:style-name="P146"><text:tab/>Ens e={x,prem(g,x)} ;</text:p>
      <text:p text:style-name="P147"><text:tab/>return e ;</text:p>
      <text:p text:style-name="P148">}</text:p>
      <text:p text:style-name="P149"/>
      <text:p text:style-name="P150">Pour la liste résultat<text:s/>et l'information de marquage, on prend des structures statiques ;</text:p>
      <text:p text:style-name="P151">typedef struct { int k ; int v[N] ; Bool m[N];}Strliste,*Liste ;</text:p>
      <text:p text:style-name="P152"/>
      <text:p text:style-name="P153">Liste listenouv()</text:p>
      <text:soft-page-break/>
      <text:p text:style-name="P154">{</text:p>
      <text:p text:style-name="P155"><text:tab/>Liste l=malloc(sizeof(Strliste)) ;</text:p>
      <text:p text:style-name="P156"><text:tab/>int i ;</text:p>
      <text:p text:style-name="P157"><text:tab/>l-&gt;k=0 ;</text:p>
      <text:p text:style-name="P158"><text:tab/>for(i=0;i&lt;N;i++)l-&gt;m[i]=0 ;</text:p>
      <text:p text:style-name="P159"><text:tab/>return l ;</text:p>
      <text:p text:style-name="P160">}</text:p>
      <text:p text:style-name="P161">Bool app(Liste l,int x)</text:p>
      <text:p text:style-name="P162">{ return l-&gt;m[x] ;}</text:p>
      <text:p text:style-name="P163">Liste adjq(Liste l,int x) { l-&gt;v[l-&gt;k]=x ; l-&gt;m[x]=1 ; l-&gt;k++ ; return l ;</text:p>
      <text:p text:style-name="P164"/>
      <text:p text:style-name="P165">Liste parcprofe(graphe g,Ens e,Liste l)</text:p>
      <text:p text:style-name="P166">{</text:p>
      <text:p text:style-name="P167"><text:tab/>Liste nl,l1 ;</text:p>
      <text:p text:style-name="P168"><text:tab/>int z ;</text:p>
      <text:p text:style-name="Standard"><text:span text:style-name="T169"><text:tab/></text:span><text:span text:style-name="T170">if(vide(e)) nl=l ;</text:span></text:p>
      <text:p text:style-name="P171"><text:tab/>else</text:p>
      <text:p text:style-name="P172"><text:tab/>{</text:p>
      <text:p text:style-name="P173"><text:tab/><text:tab/>z=ch(e) ;</text:p>
      <text:p text:style-name="P174"><text:tab/><text:tab/>l1=app(l,z) ? l :<text:s/>parcprofe(g,esuc(g,z),adjq(l,z)) ;</text:p>
      <text:p text:style-name="P175"><text:tab/><text:tab/>nl=parcprofe(g,s(g,e),l1) ;</text:p>
      <text:p text:style-name="Standard"><text:span text:style-name="T176"><text:tab/></text:span><text:span text:style-name="T177">}</text:span></text:p>
      <text:p text:style-name="P178"><text:tab/>return nl ;</text:p>
      <text:p text:style-name="P179">}</text:p>
      <text:p text:style-name="P180"/>
      <text:p text:style-name="P181">d)Discussion</text:p>
      <text:p text:style-name="P182"/>
      <text:p text:style-name="P183">-Quand on veut parcourir tout le graphe, on répète parcprof(g,x) pour tout x€S(privé des sommets déjà parcouru)</text:p>
      <text:p text:style-name="P184"/>
      <text:p text:style-name="P185">-Complexité pour le parcourt complet :</text:p>
      <text:p text:style-name="P186">hypothèse : on suppose que les opérations de bases (choix, app, adjq, vide,....) ont un temps constant.</text:p>
      <text:p text:style-name="P187">Dans le pires des cas :</text:p>
      <text:p text:style-name="P188">implantation matrice d'adjacence : O(n²) car le parcours de tout les arcs impose le parcours de la matrice n*n entière.</text:p>
      <text:p text:style-name="P189"/>
      <text:p text:style-name="P190">Implantation<text:s/>par liste d'adjacence : n sommets,p arcs =&gt; O(n+p)</text:p>
      <text:p text:style-name="P191"/>
      <text:p text:style-name="P192">-Complexité en espace :</text:p>
      <text:p text:style-name="P193">En plus de la SD des graphes, il nous faut la liste, et une pile (de couple d'entier, ou d'Ens) O(n).</text:p>
      <text:p text:style-name="P194"/>
      <text:p text:style-name="P195">e)Forêt couvrante associée au parcours</text:p>
      <text:p text:style-name="P196">On peut obtenir une forêt de recouvrement du graphe en résultat du parcours (au lieu d'une liste).</text:p>
      <text:p text:style-name="P197"/>
      <text:p text:style-name="P198">Les arcs du graphe se classent par rapport à cette forêt en :</text:p>
      <text:p text:style-name="P199">-arcs couvrants qui appartiennent à la forêt(obtenu grace au parcours).</text:p>
      <text:p text:style-name="P200">-arcs (x,y) non couvrants(qui n'appartiennent pas à la forêt) qui sont de 3 types(on prend x dans l'ordre du haut vers le bas):</text:p>
      <text:p text:style-name="P201"><text:tab/>arcs en arrière si x est un descendant de y dans la forêt</text:p>
      <text:soft-page-break/>
      <text:p text:style-name="P202"><text:tab/>arc en avant si x est un ascendant de y dans la forêt</text:p>
      <text:p text:style-name="P203"><text:tab/>arc croisé si il n'y a pas de chemin de x à y dans la forêt</text:p>
      <text:p text:style-name="P204"/>
      <text:p text:style-name="P205">3)Parcours<text:s/>de graphe en largeur d'abord</text:p>
      <text:p text:style-name="P206"/>
      <text:p text:style-name="P207">-A partir d'un sommet x, la stratégie consiste à traiter les sommets accessible par ondes successives, ainsi la SD adaptée au stockage des sommets à traiter est une file f où on place des ensembles de successeurs à examiner en<text:s/>queue.</text:p>
      <text:p text:style-name="P208"/>
      <text:p text:style-name="P209">Les sommets parcourus sont placés dans une liste.</text:p>
      <text:p text:style-name="P210"/>
      <text:p text:style-name="P211">Opérations :</text:p>
      <text:p text:style-name="P212">adjqes : File graphe S → File //ajout en queue de tout les successeur de x dans la file</text:p>
      <text:p text:style-name="P213"/>
      <text:p text:style-name="P214">adjqes(f,grnouv,x)=f</text:p>
      <text:p text:style-name="P215">adjqes(f,adjs(g,x),y)=adjqes(f,g,y)</text:p>
      <text:p text:style-name="P216">adjqes(f,adja(g,x,y),z)=si x==z alors<text:s/>adjq(f,y)</text:p>
      <text:p text:style-name="P217"><text:tab/><text:tab/><text:tab/>sinon adjqes(f,g,z)</text:p>
      <text:p text:style-name="P218">parclargf : graphe File Liste → Liste</text:p>
      <text:p text:style-name="P219">parclarg(g,x)=parclargf(g,adjq(^,x),^)</text:p>
      <text:p text:style-name="P220"/>
      <text:p text:style-name="P221">parclargf(g,f,l)=</text:p>
      <text:p text:style-name="P222">si v(f) alors l</text:p>
      <text:p text:style-name="P223">sinon soit z=tete(f) dans</text:p>
      <text:p text:style-name="P224"><text:tab/>si app(z,l) alors parclargf(g,supt(f),l)</text:p>
      <text:p text:style-name="P225"><text:tab/>sinon parclargf(g,adjqes(supt(f),g,z),adjq(l,z)) fsi fsi.</text:p>
      <text:p text:style-name="P226"/>
      <text:p text:style-name="P227"/>
      <text:p text:style-name="P228">parclargf(g,f,l)=</text:p>
      <text:p text:style-name="P229">si v(f) alors l</text:p>
      <text:p text:style-name="P230">sinon soit z=tete(f) dans</text:p>
      <text:p text:style-name="P231"><text:tab/>parlargf(g,f1,l1)</text:p>
      <text:p text:style-name="P232">avec</text:p>
      <text:p text:style-name="P233">(f1,l1)=si app(l,z) alors (supt(f),l1)</text:p>
      <text:p text:style-name="P234"><text:tab/>sinon (adjqes(supt(f),g,z), adjq(l,z)</text:p>
      <text:p text:style-name="P235"/>
      <text:p text:style-name="P236">Dérécursivation à faire</text:p>
      <text:p text:style-name="P237"/>
      <text:p text:style-name="P238">Parclargf(g,f,l)=</text:p>
      <text:p text:style-name="P239">Soit (l’,f’)=(l,f)</text:p>
      <text:p text:style-name="P240">Rep tant que<text:s/>( !v(f))</text:p>
      <text:p text:style-name="P241"><text:tab/>Soit z=tete(f)</text:p>
      <text:p text:style-name="P242"><text:tab/>Si app(z,l’) alors (l,supt(f))</text:p>
      <text:p text:style-name="P243"><text:tab/>Sinon (adjq(l,z),adjqes(supt(f),g,z))</text:p>
      <text:p text:style-name="P244">frep</text:p>
      <text:p text:style-name="P245"/>
      <text:p text:style-name="P246">complexité idem que profondeur</text:p>
      <text:p text:style-name="P247"/>
      <text:p text:style-name="P248">arbre couvrant : idem</text:p>
      <text:p text:style-name="P249"/>
      <text:p text:style-name="P250"/>
      <text:p text:style-name="P251"/>
      <text:soft-page-break/>
      <text:p text:style-name="P252">4)Parcours multiples</text:p>
      <text:p text:style-name="P253"/>
      <text:p text:style-name="P254">préfixe : traitement à la 1er visite</text:p>
      <text:p text:style-name="P255">suffixe : traitement à la dernière visite</text:p>
      <text:p text:style-name="P256"/>
      <text:p text:style-name="P257">multiple : traitement à toutes les visites</text:p>
      <text:p text:style-name="P258">pr() → pr(z,k)</text:p>
      <text:p text:style-name="P259">si z n'a pas de successeur : pr(z,0)</text:p>
      <text:p text:style-name="P260">sinon à la kieme visite, pr(z,k) jusqu'à pr(z,de(g,z)+1)</text:p>
      <text:p text:style-name="P261"/>
      <text:p text:style-name="P262"/>
      <text:p text:style-name="P2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aeresis </meta:initial-creator>
    <dc:creator>Haeresis</dc:creator>
    <meta:creation-date>2012-03-27T09:09:00Z</meta:creation-date>
    <dc:date>2012-05-28T16:04:00Z</dc:date>
    <meta:template xlink:href="Normal.dotm" xlink:type="simple"/>
    <meta:editing-cycles>52</meta:editing-cycles>
    <meta:editing-duration>PT13320S</meta:editing-duration>
    <meta:document-statistic meta:page-count="6" meta:paragraph-count="12" meta:word-count="991" meta:character-count="6435" meta:row-count="45" meta:non-whitespace-character-count="5456"/>
  </office:meta>
</office:document-meta>
</file>